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8CE000038A40B08C7DB.svm"/>
  <manifest:file-entry manifest:media-type="" manifest:full-path="Pictures/2000000700006C3700003E1EF4CAEF71.svm"/>
  <manifest:file-entry manifest:media-type="" manifest:full-path="Pictures/2000000700006D3F000041A23D8BCB20.svm"/>
  <manifest:file-entry manifest:media-type="" manifest:full-path="Pictures/200000070000518D00003D161B47999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margin-left="0cm" fo:margin-right="0cm" fo:text-indent="0cm" style:auto-text-indent="false"/>
      <style:text-properties style:font-name="Arial" fo:font-size="12pt" fo:font-weight="normal" style:font-size-asian="12pt" style:font-weight-asian="normal" style:font-size-complex="12pt" style:font-weight-complex="normal"/>
    </style:style>
    <style:style style:name="P3" style:family="paragraph" style:parent-style-name="Standard" style:list-style-name="L3">
      <style:paragraph-properties fo:margin-left="0cm" fo:margin-right="0cm" fo:text-indent="0cm" style:auto-text-indent="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fo:text-indent="0cm" style:auto-text-indent="false"/>
      <style:text-properties style:font-name="Arial" fo:font-size="16pt" style:font-size-asian="16pt" style:font-size-complex="16pt"/>
    </style:style>
    <style:style style:name="P5" style:family="paragraph" style:parent-style-name="Standard">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6" style:family="paragraph" style:parent-style-name="Standard" style:list-style-name="L1">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bold" style:font-weight-asian="bold" style:font-weight-complex="bold"/>
    </style:style>
    <style:style style:name="T3" style:family="text">
      <style:text-properties fo:font-variant="normal" fo:text-transform="none" fo:color="#000000" fo:font-size="14pt" fo:letter-spacing="normal" fo:font-style="normal" style:font-size-asian="14pt" style:font-size-complex="14pt"/>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fo:text-inden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Documentación sobre generador de ciudades</text:span></text:p>
      <text:p text:style-name="P5"><text:span text:style-name="T1">a) Algoritmo de generación.</text:span></text:p>
      <text:p text:style-name="P2"><text:span text:style-name="T1">El algoritmo de construir la ciudad construye los distintos elementos de la ciudad en un orden determinado, esto se hace leyendo una matriz que tendrá distintos valores los cuales indican que elemento hay que insertar en cada posición.</text:span></text:p>
      <text:p text:style-name="P1"><text:span text:style-name="T1"/></text:p>
      <text:p text:style-name="P1"><text:line-break/><text:span text:style-name="T3">b) Estructuras de datos.</text:span></text:p>
      <text:p text:style-name="P2"><text:span text:style-name="T1">Se usa una matriz de dimensiones dadas por el usuario con el cual se representará el terreno, está matriz puede contener distintos valores numericos, siendo los valores numericos los equivalentes a cada tipo de terreno:</text:span></text:p>
      <text:list xml:id="list634316999746355445" text:style-name="L3">
        <text:list-item>
          <text:p text:style-name="P3"><text:span text:style-name="T1">Arena</text:span></text:p>
        </text:list-item>
        <text:list-item>
          <text:p text:style-name="P3"><text:span text:style-name="T1">Calle</text:span></text:p>
        </text:list-item>
        <text:list-item>
          <text:p text:style-name="P3"><text:span text:style-name="T1">Cruce</text:span></text:p>
        </text:list-item>
        <text:list-item>
          <text:p text:style-name="P3"><text:span text:style-name="T1">Arbol</text:span></text:p>
        </text:list-item>
        <text:list-item>
          <text:p text:style-name="P3"><text:span text:style-name="T1">Iglesia</text:span></text:p>
        </text:list-item>
      </text:list>
      <text:p text:style-name="P2"><text:span text:style-name="T1"/></text:p>
      <text:p text:style-name="P2"><text:span text:style-name="T1">Los edificios ocupan los valores del 5 en adelante siendo este valor la altura de los mismos.</text:span></text:p>
      <text:p text:style-name="P2"><text:span text:style-name="T1"/></text:p>
      <text:p text:style-name="P1"><text:span text:style-name="T1"/></text:p>
      <text:list xml:id="list7305026140506377913" text:style-name="L1">
        <text:list-header>
          <text:p text:style-name="P6"><text:span text:style-name="T1">c) Funcionamiento de la generación.</text:span></text:p>
        </text:list-header>
      </text:list>
      <text:p text:style-name="P1"><text:span text:style-name="T4">Se ejecutan una serie de funciones para conseguir rellenar la matriz:</text:span></text:p>
      <text:p text:style-name="P1"><text:span text:style-name="T4"/></text:p>
      <text:p text:style-name="P1"><text:span text:style-name="T4">ConstruirCiudad: Es la función que se encarga de inicializar la matriz a 0 "arena" <text:s/>y posteriormente llama al resto de funciones de generación.</text:span></text:p>
      <text:p text:style-name="P1"><text:span text:style-name="T4"/></text:p>
      <text:p text:style-name="P1"><text:span text:style-name="T4">ConstruirCalles: Esta función inserta en la matriz las calles pedidas en el usuario tanto en vertical como en horizontal, primero comprueba que la posición donde va a insertar la carretera es arena "porque puede haber otra calle ya insertada en esa posición" y en el caso de que este libre inserta la calle.</text:span></text:p>
      <text:p text:style-name="P1"><text:span text:style-name="T4"/></text:p>
      <text:p text:style-name="P1"><text:span text:style-name="T4">ConstruirArboles: Esta función comprueba si entre calles hay espacios pequeños "calles separadas por solo una posición" e inserta arboles en estos pequeños huecos que no darán para la construcción de los edificios.</text:span></text:p>
      <text:p text:style-name="P1"><text:span text:style-name="T4"/></text:p>
      <text:p text:style-name="P1"><text:span text:style-name="T4">ConstruirIglesia: Se inserta una iglesia en una posición que sea posible "que tengamos una superficie de arena lo suficientemente grande como para insertarla" y se inserta, en caso de no haber espacio no se genera este edificio.</text:span></text:p>
      <text:p text:style-name="P1"><text:span text:style-name="T4"/></text:p>
      <text:p text:style-name="P1"><text:span text:style-name="T4">ConstruirCasas: Se insertan casas en posiciones que sean posibles, las casas como minimo tienen una medida de 2 metros al cuadrado y pueden llegar a una superficie de 10 metros al cuadrado.</text:span></text:p>
      <text:p text:style-name="P1"/>
      <text:p text:style-name="P1"/>
      <text:p text:style-name="P5"><text:span text:style-name="T1">d) Objetos y/o Plantillas WRL utilizados.</text:span></text:p>
      <text:p text:style-name="P2"><text:span text:style-name="T1">Una vez está completa la matriz hay que escribir el fichero de texto vrml, para eso hay una función en el programa llamada escribeFichero, está función lee los distintos valores de la matriz mientras la recorre y dependiendo del valor encontrado inserta un objeto xml que esta guardado en la carpeta adjunta de figuras:</text:span></text:p>
      <text:p text:style-name="P2"><text:span text:style-name="T1"/></text:p>
      <text:p text:style-name="P2"><text:soft-page-break/><text:span text:style-name="T1">Bloque: Es uno de los bloques básicos que despues formarán los edificios, se insertarán tantos bloques como sean necesarios para que un edificio cubra su superficie y su altura.</text:span></text:p>
      <text:p text:style-name="P2"><text:span text:style-name="T1">Calle: Es un trozo de carretera de la ciudad</text:span></text:p>
      <text:p text:style-name="P2"><text:span text:style-name="T1">Calle2: Es un cruce entre carreteras de la ciudad</text:span></text:p>
      <text:p text:style-name="P2"><text:span text:style-name="T1">ejes: Usados como guia al hacer la ciudad</text:span></text:p>
      <text:p text:style-name="P2"><text:span text:style-name="T1">iglesia: Iglesia diseñada en vrml para insertar en la ciudad</text:span></text:p>
      <text:p text:style-name="P2"><text:span text:style-name="T1">tierra: Es un trozo de tierra de la ciudad.</text:span></text:p>
      <text:p text:style-name="P2"><text:span text:style-name="T1">Tree: Es un arbol usado para decorar la ciudad</text:span></text:p>
      <text:p text:style-name="P2"><text:span text:style-name="T1"/></text:p>
      <text:p text:style-name="P2"><text:span text:style-name="T1">En la carpeta de figuras también hay una carpeta con las texturas usadas en las mismas.</text:span></text:p>
      <text:p text:style-name="P2"><text:span text:style-name="T1"/></text:p>
      <text:p text:style-name="P1"><text:line-break/><text:span text:style-name="T3">e) Limitaciones.</text:span></text:p>
      <text:p text:style-name="P2"><text:span text:style-name="T1">Las calles no pueden tomar giros actualmente.</text:span></text:p>
      <text:p text:style-name="P2"><text:span text:style-name="T1">Los edificios aun no tienen insertadas ni puertas ni ventanas.</text:span></text:p>
      <text:p text:style-name="P2"><text:span text:style-name="T1">Se pueden poner mas tipos de edificios y decoraciones.</text:span></text:p>
      <text:p text:style-name="P2"><text:span text:style-name="T1"/></text:p>
      <text:p text:style-name="P1"><text:span text:style-name="T1"/></text:p>
      <text:p text:style-name="P1"><text:line-break/><text:span text:style-name="T1">f) Ejemplos: capturas de pantalla.</text:span></text:p>
      <text:p text:style-name="P1"><text:span text:style-name="T1">ANTES DE TENER LA PARTE DE EDIFICIOS IMPLEMENTADA</text:span></text:p>
      <text:p text:style-name="P1"><draw:frame draw:style-name="fr2" draw:name="gráficos3" text:anchor-type="paragraph" svg:width="9.998cm" svg:height="6.29cm" draw:z-index="2"><draw:image xlink:href="Pictures/20000007000068CE000038A40B08C7DB.svm" xlink:type="simple" xlink:show="embed" xlink:actuate="onLoad"/></draw:frame><text:span text:style-name="T1"/></text:p>
      <text:p text:style-name="P1"><text:span text:style-name="T1"/></text:p>
      <text:p text:style-name="P1"><text:span text:style-name="T1"/></text:p>
      <text:p text:style-name="P1"><draw:frame draw:style-name="fr1" draw:name="gráficos4" text:anchor-type="paragraph" svg:width="10.315cm" svg:height="6.583cm" draw:z-index="3"><draw:image xlink:href="Pictures/200000070000518D00003D161B47999B.svm" xlink:type="simple" xlink:show="embed" xlink:actuate="onLoad"/></draw:frame><text:span text:style-name="T1"/></text:p>
      <text:p text:style-name="P1"><text:span text:style-name="T1"/></text:p>
      <text:p text:style-name="P1"><text:soft-page-break/><text:span text:style-name="T1">CON LA PARTE DE EDIFICIOS IMPLEMENTADA</text:span></text:p>
      <text:p text:style-name="P1"><draw:frame draw:style-name="fr1" draw:name="gráficos1" text:anchor-type="paragraph" svg:width="11.169cm" svg:height="6.71cm" draw:z-index="0"><draw:image xlink:href="Pictures/2000000700006C3700003E1EF4CAEF71.svm" xlink:type="simple" xlink:show="embed" xlink:actuate="onLoad"/></draw:frame><text:span text:style-name="T1"/></text:p>
      <text:p text:style-name="P1"><text:span text:style-name="T1"/></text:p>
      <text:p text:style-name="P1"><draw:frame draw:style-name="fr1" draw:name="gráficos2" text:anchor-type="paragraph" svg:width="11.037cm" svg:height="6.408cm" draw:z-index="1"><draw:image xlink:href="Pictures/2000000700006D3F000041A23D8BCB20.svm" xlink:type="simple" xlink:show="embed" xlink:actuate="onLoad"/></draw:frame><text:line-break/></text:p>
      <text:p text:style-name="P1"/>
      <text:p text:style-name="P5">g) Anexo</text:p>
      <text:p text:style-name="P1"/>
      <text:p text:style-name="P2">Para probar el generador solo con las calles es tan facil como comentar las funciones de construirIglesia y construirCasas las cuales se usan en la función de construirCiudad.</text:p>
      <text:p text:style-name="P2"/>
      <text:p text:style-name="P2">El generador está compartido en github <text:a xlink:type="simple" xlink:href="https://github.com/PacoPGD/GeneraCiudad3D">https://github.com/PacoPGD/GeneraCiudad3D</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4S</meta:editing-duration>
    <meta:editing-cycles>11</meta:editing-cycles>
    <meta:generator>OpenOffice/4.0.0$Win32 OpenOffice.org_project/400m3$Build-9702</meta:generator>
    <dc:date>2014-03-05T12:46:13.47</dc:date>
    <dc:creator>Paco García Díaz</dc:creator>
    <meta:document-statistic meta:table-count="0" meta:image-count="4" meta:object-count="0" meta:page-count="3" meta:paragraph-count="39" meta:word-count="549" meta:character-count="3333"/>
    <meta:user-defined meta:name="Info 1"/>
    <meta:user-defined meta:name="Info 2"/>
    <meta:user-defined meta:name="Info 3"/>
    <meta:user-defined meta:name="Info 4"/>
  </office:meta>
</office:document-meta>
</file>